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18cm"/>
    </style:style>
    <style:style style:name="co2" style:family="table-column">
      <style:table-column-properties fo:break-before="auto" style:column-width="0.838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0.9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number-columns-repeated="250" table:default-cell-style-name="ce2"/>
        <table:table-row table:style-name="ro1">
          <table:table-cell table:style-name="ce1" office:value-type="string">
            <text:p>file</text:p>
          </table:table-cell>
          <table:table-cell table:style-name="ce3" office:value-type="string">
            <text:p>GS</text:p>
          </table:table-cell>
          <table:table-cell table:style-name="ce3" office:value-type="string">
            <text:p>FL</text:p>
          </table:table-cell>
          <table:table-cell table:style-name="ce3" office:value-type="string">
            <text:p>ML</text:p>
          </table:table-cell>
          <table:table-cell table:style-name="ce3" office:value-type="string">
            <text:p>DW</text:p>
          </table:table-cell>
          <table:table-cell table:style-name="ce3" office:value-type="string">
            <text:p>DP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axis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build.xml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doc/artifacts/architecture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doc/artifacts/exercises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doc/artifacts/patterns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doc/artifacts/work.pdf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install.txt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resources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axis/AxisClient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axis/AxisServer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axis/InvokerService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AO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Callback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Client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InvocationStyle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MessageHead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PollObject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PollObjectRequesto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Requesto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ResultCallback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ServerConnection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core/Server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exception/RemotingException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AO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Client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Location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Marshal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MessageHead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PollObject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PollObjectRequesto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Requesto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ResultCallback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ServerConnection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Server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interfaces/IServerRequestHandl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>
          <table:table-cell office:value-type="string">
            <text:p>src/evs/main/Peer.java</text:p>
          </table:table-cell>
          <table:table-cell office:value-type="string">
            <text:p>x</text:p>
          </table:table-cell>
          <table:table-cell table:number-columns-repeated="254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exercises.A1:exercises.F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print-page-order="ltr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7">07.06.2008</text:date>, <text:time>18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29:03</meta:creation-date>
    <dc:creator>Gerald Scharitzer</dc:creator>
    <dc:date>2008-06-07T18:39:59</dc:date>
    <meta:editing-cycles>9</meta:editing-cycles>
    <meta:editing-duration>PT24M39S</meta:editing-duration>
    <meta:user-defined meta:name="Info 1"/>
    <meta:user-defined meta:name="Info 2"/>
    <meta:user-defined meta:name="Info 3"/>
    <meta:user-defined meta:name="Info 4"/>
    <meta:document-statistic meta:table-count="3" meta:cell-count="78"/>
  </office:meta>
</office:document-meta>
</file>